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5b2e2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Calibri" fo:font-size="14pt" style:text-underline-style="none" fo:font-weight="normal" officeooo:rsid="001e7908" officeooo:paragraph-rsid="0068f4ad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alibri" fo:font-size="18pt" style:text-underline-style="none" fo:font-weight="normal" officeooo:rsid="001e7908" officeooo:paragraph-rsid="005b069d" style:font-size-asian="18pt" style:font-weight-asian="normal" style:font-size-complex="18pt" style:font-weight-complex="normal"/>
    </style:style>
    <style:style style:name="P5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3b96d"/>
    </style:style>
    <style:style style:name="P6" style:family="paragraph" style:parent-style-name="Standard">
      <style:text-properties style:font-name="Calibri" fo:font-size="18pt" style:text-underline-style="none" fo:font-weight="normal" officeooo:rsid="006a07b4" officeooo:paragraph-rsid="006a07b4" style:font-size-asian="18pt" style:font-weight-asian="normal" style:font-size-complex="18pt" style:font-weight-complex="normal"/>
    </style:style>
    <style:style style:name="P7" style:family="paragraph" style:parent-style-name="Standard">
      <style:text-properties style:font-name="Calibri" fo:font-size="18pt" style:text-underline-style="none" fo:font-weight="normal" officeooo:rsid="006a07b4" officeooo:paragraph-rsid="006de52b" style:font-size-asian="18pt" style:font-weight-asian="normal" style:font-size-complex="18pt" style:font-weight-complex="normal"/>
    </style:style>
    <style:style style:name="P8" style:family="paragraph" style:parent-style-name="Standard">
      <style:text-properties style:font-name="Calibri" fo:font-size="18pt" style:text-underline-style="none" fo:font-weight="normal" officeooo:rsid="006de52b" officeooo:paragraph-rsid="006de52b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de52b" style:font-size-asian="18pt" style:font-weight-asian="bold" style:font-size-complex="18pt" style:font-weight-complex="bold"/>
    </style:style>
    <style:style style:name="T1" style:family="text">
      <style:text-properties fo:font-size="28pt" fo:font-weight="bold" officeooo:rsid="00576e4b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668434"/>
    </style:style>
    <style:style style:name="T4" style:family="text">
      <style:text-properties officeooo:rsid="006d46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Le</text:span> cours</text:p>
      <text:p text:style-name="P1"/>
      <text:p text:style-name="P1">Activité <text:s/><text:sequence text:ref-name="refDrawing0" text:name="Drawing" text:formula="ooow:Drawing+1" style:num-format="1">1</text:sequence> :</text:p>
      <text:p text:style-name="P1"/>
      <text:p text:style-name="P4">La quantité de sel qu<text:span text:style-name="T3">e l</text:span>'on peut dissoudre <text:span text:style-name="T3">dans l'eau</text:span> est limitée, cette limite s'appelle <text:span text:style-name="T2">la solubilité du sel dans l'eau </text:span>et s'exprime en grammes par litre (ou g/L), au-delà de cette limite il reste du sel solide dans l'eau.</text:p>
      <text:p text:style-name="P4"/>
      <text:p text:style-name="P2">Activité <text:s/><text:sequence text:ref-name="refDrawing1" text:name="Drawing" text:formula="ooow:Drawing+1" style:num-format="1">2</text:sequence> :</text:p>
      <text:p text:style-name="P3"/>
      <text:p text:style-name="P6">Pour récupérer le sel, nous utilisons plusieurs méthodes dont les <text:span text:style-name="T2">marais salants </text:span>: l'eau de mer est conduite à travers un grand réseau de canaux jusqu'à des bassins de récoltes. <text:span text:style-name="T4">Il faut filtrer l'eau pour enlever les impuretés. </text:span>Le sel apparaît une fois l'eau évaporée.</text:p>
      <text:p text:style-name="P6"/>
      <text:p text:style-name="P9">Activité <text:s/><text:sequence text:ref-name="refDrawing2" text:name="Drawing" text:formula="ooow:Drawing+1" style:num-format="1">3</text:sequence> :</text:p>
      <text:p text:style-name="P7"/>
      <text:p text:style-name="P8">Le sel dissous dans l'eau n'a pas disparu, sa masse est donc encore présente dans l'eau.</text:p>
      <text:p text:style-name="P8">Le volume de l'eau n'a cependant pas augmenté donc pour un même volume : l'eau salée aura une plus grande masse que l'eau pure. On dit que la <text:span text:style-name="T2">densité</text:span> de l'eau salée est plus élevée que celle de l'eau pu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3M5S</meta:editing-duration>
    <meta:editing-cycles>15</meta:editing-cycles>
    <meta:generator>LibreOffice/7.0.4.2$Linux_X86_64 LibreOffice_project/00$Build-2</meta:generator>
    <meta:creation-date>2021-03-22T11:32:10.256620424</meta:creation-date>
    <meta:initial-creator>J Cercy</meta:initial-creator>
    <dc:date>2021-05-27T23:22:05.438495274</dc:date>
    <dc:creator>J Cercy</dc:creator>
    <meta:document-statistic meta:table-count="0" meta:image-count="0" meta:object-count="0" meta:page-count="1" meta:paragraph-count="8" meta:word-count="152" meta:character-count="832" meta:non-whitespace-character-count="685"/>
  </office:meta>
</office:document-meta>
</file>